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3.28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0c0c0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Arial" style:font-name-asian="Microsoft YaHei" style:font-name-complex="Mangal"/>
    </style:style>
    <style:style style:name="ce12" style:family="table-cell" style:parent-style-name="Default">
      <style:table-cell-properties fo:background-color="#c0c0c0"/>
      <style:text-properties style:font-name="Arial" style:font-name-asian="Microsoft YaHei" style:font-name-complex="Mangal"/>
    </style:style>
    <style:style style:name="ce13" style:family="table-cell" style:parent-style-name="Default">
      <style:table-cell-properties fo:background-color="#ff9966"/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3" table:default-cell-style-name="ce3"/>
        <table:table-column table:style-name="co2" table:number-columns-repeated="12" table:default-cell-style-name="Default"/>
        <table:table-column table:style-name="co4" table:default-cell-style-name="Default"/>
        <table:table-column table:style-name="co2" table:number-columns-repeated="1010" table:default-cell-style-name="Default"/>
        <table:table-row table:style-name="ro2">
          <table:table-cell table:style-name="ce1"/>
          <table:table-cell table:style-name="ce6" office:value-type="string">
            <text:p>Radial 0</text:p>
          </table:table-cell>
          <table:table-cell table:style-name="ce6" office:value-type="string">
            <text:p>Radial 1</text:p>
          </table:table-cell>
          <table:table-cell table:style-name="ce6" office:value-type="string">
            <text:p>Radial 2</text:p>
          </table:table-cell>
          <table:table-cell table:style-name="ce6" office:value-type="string">
            <text:p>Radial 3</text:p>
          </table:table-cell>
          <table:table-cell table:style-name="ce6" office:value-type="string">
            <text:p>Radial 4</text:p>
          </table:table-cell>
          <table:table-cell table:style-name="ce6" office:value-type="string">
            <text:p>Radial 5</text:p>
          </table:table-cell>
          <table:table-cell table:style-name="ce6" office:value-type="string">
            <text:p>Radial 6</text:p>
          </table:table-cell>
          <table:table-cell table:style-name="ce6" office:value-type="string">
            <text:p>Radial 7</text:p>
          </table:table-cell>
          <table:table-cell table:style-name="ce6" office:value-type="string">
            <text:p>Radial 8</text:p>
          </table:table-cell>
          <table:table-cell table:style-name="ce6" office:value-type="string">
            <text:p>Radial 9</text:p>
          </table:table-cell>
          <table:table-cell table:style-name="ce6" office:value-type="string">
            <text:p>Radial 10</text:p>
          </table:table-cell>
          <table:table-cell table:style-name="ce6" office:value-type="string">
            <text:p>Radial 11</text:p>
          </table:table-cell>
          <table:table-cell table:style-name="ce10" office:value-type="string">
            <text:p>NMT</text:p>
          </table:table-cell>
          <table:table-cell table:style-name="ce6" table:number-columns-repeated="1010"/>
        </table:table-row>
        <table:table-row table:style-name="ro2">
          <table:table-cell table:style-name="ce2" office:value-type="string">
            <text:p>Distâncias (m)</text:p>
          </table:table-cell>
          <table:table-cell table:number-columns-repeated="12" table:style-name="ce7" office:value-type="string">
            <text:p>Altitude (m)</text:p>
          </table:table-cell>
          <table:table-cell table:style-name="ce7" office:value-type="string">
            <text:p>Altitude Média(m)</text:p>
          </table:table-cell>
          <table:table-cell table:number-columns-repeated="1010"/>
        </table:table-row>
        <table:table-row table:style-name="ro2">
          <table:table-cell table:formula="of:=SUM(240;3000)" office:value-type="float" office:value="3240">
            <text:p>3240</text:p>
          </table:table-cell>
          <table:table-cell office:value-type="float" office:value="350">
            <text:p>350</text:p>
          </table:table-cell>
          <table:table-cell office:value-type="float" office:value="335">
            <text:p>335</text:p>
          </table:table-cell>
          <table:table-cell office:value-type="float" office:value="275">
            <text:p>275</text:p>
          </table:table-cell>
          <table:table-cell office:value-type="float" office:value="290">
            <text:p>290</text:p>
          </table:table-cell>
          <table:table-cell office:value-type="float" office:value="470">
            <text:p>47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315">
            <text:p>315</text:p>
          </table:table-cell>
          <table:table-cell office:value-type="float" office:value="320">
            <text:p>320</text:p>
          </table:table-cell>
          <table:table-cell office:value-type="float" office:value="390">
            <text:p>390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SUM([.B3:.M3])/12" office:value-type="float" office:value="300.916666666667">
            <text:p>300,9166666667</text:p>
          </table:table-cell>
          <table:table-cell table:number-columns-repeated="1010"/>
        </table:table-row>
        <table:table-row table:style-name="ro2">
          <table:table-cell table:formula="of:=SUM([.A3];240)" office:value-type="float" office:value="3480">
            <text:p>3480</text:p>
          </table:table-cell>
          <table:table-cell office:value-type="float" office:value="325">
            <text:p>325</text:p>
          </table:table-cell>
          <table:table-cell office:value-type="float" office:value="290">
            <text:p>290</text:p>
          </table:table-cell>
          <table:table-cell office:value-type="float" office:value="325">
            <text:p>325</text:p>
          </table:table-cell>
          <table:table-cell office:value-type="float" office:value="340">
            <text:p>340</text:p>
          </table:table-cell>
          <table:table-cell office:value-type="float" office:value="530">
            <text:p>530</text:p>
          </table:table-cell>
          <table:table-cell office:value-type="float" office:value="245">
            <text:p>245</text:p>
          </table:table-cell>
          <table:table-cell office:value-type="float" office:value="390">
            <text:p>39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formula="of:=SUM([.B4:.M4])/12" office:value-type="float" office:value="296.25">
            <text:p>296,25</text:p>
          </table:table-cell>
          <table:table-cell table:number-columns-repeated="1010"/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225">
            <text:p>225</text:p>
          </table:table-cell>
          <table:table-cell office:value-type="float" office:value="180">
            <text:p>180</text:p>
          </table:table-cell>
          <table:table-cell office:value-type="float" office:value="350">
            <text:p>350</text:p>
          </table:table-cell>
          <table:table-cell office:value-type="float" office:value="290">
            <text:p>290</text:p>
          </table:table-cell>
          <table:table-cell office:value-type="float" office:value="550">
            <text:p>550</text:p>
          </table:table-cell>
          <table:table-cell office:value-type="float" office:value="280">
            <text:p>280</text:p>
          </table:table-cell>
          <table:table-cell office:value-type="float" office:value="435">
            <text:p>435</text:p>
          </table:table-cell>
          <table:table-cell office:value-type="float" office:value="355">
            <text:p>355</text:p>
          </table:table-cell>
          <table:table-cell office:value-type="float" office:value="290">
            <text:p>290</text:p>
          </table:table-cell>
          <table:table-cell office:value-type="float" office:value="340">
            <text:p>340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table:formula="of:=SUM([.B5:.M5])/12" office:value-type="float" office:value="289.583333333333">
            <text:p>289,5833333333</text:p>
          </table:table-cell>
          <table:table-cell table:number-columns-repeated="1010"/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190">
            <text:p>190</text:p>
          </table:table-cell>
          <table:table-cell office:value-type="float" office:value="183">
            <text:p>183</text:p>
          </table:table-cell>
          <table:table-cell office:value-type="float" office:value="360">
            <text:p>360</text:p>
          </table:table-cell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425">
            <text:p>425</text:p>
          </table:table-cell>
          <table:table-cell office:value-type="float" office:value="400">
            <text:p>400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  <table:table-cell table:formula="of:=SUM([.B6:.M6])/12" office:value-type="float" office:value="291.75">
            <text:p>291,75</text:p>
          </table:table-cell>
          <table:table-cell table:number-columns-repeated="1010"/>
        </table:table-row>
        <table:table-row table:style-name="ro2">
          <table:table-cell office:value-type="float" office:value="4200">
            <text:p>420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325">
            <text:p>325</text:p>
          </table:table-cell>
          <table:table-cell office:value-type="float" office:value="190">
            <text:p>190</text:p>
          </table:table-cell>
          <table:table-cell office:value-type="float" office:value="470">
            <text:p>470</text:p>
          </table:table-cell>
          <table:table-cell office:value-type="float" office:value="300">
            <text:p>300</text:p>
          </table:table-cell>
          <table:table-cell office:value-type="float" office:value="380">
            <text:p>380</text:p>
          </table:table-cell>
          <table:table-cell office:value-type="float" office:value="475">
            <text:p>475</text:p>
          </table:table-cell>
          <table:table-cell office:value-type="float" office:value="335">
            <text:p>335</text:p>
          </table:table-cell>
          <table:table-cell office:value-type="float" office:value="270">
            <text:p>270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table:formula="of:=SUM([.B7:.M7])/12" office:value-type="float" office:value="270">
            <text:p>270</text:p>
          </table:table-cell>
          <table:table-cell table:number-columns-repeated="1010"/>
        </table:table-row>
        <table:table-row table:style-name="ro2">
          <table:table-cell office:value-type="float" office:value="4440">
            <text:p>444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275">
            <text:p>275</text:p>
          </table:table-cell>
          <table:table-cell office:value-type="float" office:value="220">
            <text:p>220</text:p>
          </table:table-cell>
          <table:table-cell office:value-type="float" office:value="450">
            <text:p>450</text:p>
          </table:table-cell>
          <table:table-cell office:value-type="float" office:value="305">
            <text:p>305</text:p>
          </table:table-cell>
          <table:table-cell office:value-type="float" office:value="350">
            <text:p>350</text:p>
          </table:table-cell>
          <table:table-cell office:value-type="float" office:value="430">
            <text:p>430</text:p>
          </table:table-cell>
          <table:table-cell office:value-type="float" office:value="310">
            <text:p>310</text:p>
          </table:table-cell>
          <table:table-cell office:value-type="float" office:value="210">
            <text:p>210</text:p>
          </table:table-cell>
          <table:table-cell office:value-type="float" office:value="300">
            <text:p>300</text:p>
          </table:table-cell>
          <table:table-cell office:value-type="float" office:value="66">
            <text:p>66</text:p>
          </table:table-cell>
          <table:table-cell table:style-name="ce11" table:formula="of:=SUM([.B8:.M8])/12" office:value-type="float" office:value="249.25">
            <text:p>249,25</text:p>
          </table:table-cell>
          <table:table-cell table:number-columns-repeated="1010"/>
        </table:table-row>
        <table:table-row table:style-name="ro2">
          <table:table-cell office:value-type="float" office:value="4680">
            <text:p>468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350">
            <text:p>350</text:p>
          </table:table-cell>
          <table:table-cell office:value-type="float" office:value="260">
            <text:p>260</text:p>
          </table:table-cell>
          <table:table-cell office:value-type="float" office:value="325">
            <text:p>325</text:p>
          </table:table-cell>
          <table:table-cell office:value-type="float" office:value="370">
            <text:p>370</text:p>
          </table:table-cell>
          <table:table-cell office:value-type="float" office:value="310">
            <text:p>310</text:p>
          </table:table-cell>
          <table:table-cell office:value-type="float" office:value="270">
            <text:p>270</text:p>
          </table:table-cell>
          <table:table-cell office:value-type="float" office:value="350">
            <text:p>350</text:p>
          </table:table-cell>
          <table:table-cell office:value-type="float" office:value="140">
            <text:p>140</text:p>
          </table:table-cell>
          <table:table-cell table:style-name="ce11" table:formula="of:=SUM([.B9:.M9])/12" office:value-type="float" office:value="243.333333333333">
            <text:p>243,3333333333</text:p>
          </table:table-cell>
          <table:table-cell table:number-columns-repeated="1010"/>
        </table:table-row>
        <table:table-row table:style-name="ro2">
          <table:table-cell office:value-type="float" office:value="4920">
            <text:p>4920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55">
            <text:p>355</text:p>
          </table:table-cell>
          <table:table-cell office:value-type="float" office:value="270">
            <text:p>270</text:p>
          </table:table-cell>
          <table:table-cell office:value-type="float" office:value="250">
            <text:p>250</text:p>
          </table:table-cell>
          <table:table-cell office:value-type="float" office:value="380">
            <text:p>380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130">
            <text:p>130</text:p>
          </table:table-cell>
          <table:table-cell table:style-name="ce11" table:formula="of:=SUM([.B10:.M10])/12" office:value-type="float" office:value="249.75">
            <text:p>249,75</text:p>
          </table:table-cell>
          <table:table-cell table:number-columns-repeated="1010"/>
        </table:table-row>
        <table:table-row table:style-name="ro2">
          <table:table-cell office:value-type="float" office:value="5160">
            <text:p>5160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35">
            <text:p>135</text:p>
          </table:table-cell>
          <table:table-cell office:value-type="float" office:value="190">
            <text:p>190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330">
            <text:p>330</text:p>
          </table:table-cell>
          <table:table-cell office:value-type="float" office:value="370">
            <text:p>370</text:p>
          </table:table-cell>
          <table:table-cell office:value-type="float" office:value="430">
            <text:p>430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table:style-name="ce11" table:formula="of:=SUM([.B11:.M11])/12" office:value-type="float" office:value="232.5">
            <text:p>232,5</text:p>
          </table:table-cell>
          <table:table-cell table:number-columns-repeated="1010"/>
        </table:table-row>
        <table:table-row table:style-name="ro2">
          <table:table-cell office:value-type="float" office:value="5400">
            <text:p>5400</text:p>
          </table:table-cell>
          <table:table-cell table:number-columns-repeated="2" office:value-type="float" office:value="80">
            <text:p>80</text:p>
          </table:table-cell>
          <table:table-cell office:value-type="float" office:value="137">
            <text:p>137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175">
            <text:p>175</text:p>
          </table:table-cell>
          <table:table-cell office:value-type="float" office:value="280">
            <text:p>280</text:p>
          </table:table-cell>
          <table:table-cell office:value-type="float" office:value="330">
            <text:p>330</text:p>
          </table:table-cell>
          <table:table-cell office:value-type="float" office:value="355">
            <text:p>355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table:style-name="ce11" table:formula="of:=SUM([.B12:.M12])/12" office:value-type="float" office:value="213.666666666667">
            <text:p>213,6666666667</text:p>
          </table:table-cell>
          <table:table-cell table:number-columns-repeated="1010"/>
        </table:table-row>
        <table:table-row table:style-name="ro2">
          <table:table-cell office:value-type="float" office:value="5640">
            <text:p>5640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430">
            <text:p>430</text:p>
          </table:table-cell>
          <table:table-cell office:value-type="float" office:value="100">
            <text:p>100</text:p>
          </table:table-cell>
          <table:table-cell office:value-type="float" office:value="270">
            <text:p>270</text:p>
          </table:table-cell>
          <table:table-cell office:value-type="float" office:value="370">
            <text:p>370</text:p>
          </table:table-cell>
          <table:table-cell office:value-type="float" office:value="360">
            <text:p>360</text:p>
          </table:table-cell>
          <table:table-cell office:value-type="float" office:value="150">
            <text:p>150</text:p>
          </table:table-cell>
          <table:table-cell office:value-type="float" office:value="35">
            <text:p>35</text:p>
          </table:table-cell>
          <table:table-cell table:formula="of:=SUM([.B13:.M13])/12" office:value-type="float" office:value="200.583333333333">
            <text:p>200,5833333333</text:p>
          </table:table-cell>
          <table:table-cell table:number-columns-repeated="1010"/>
        </table:table-row>
        <table:table-row table:style-name="ro2">
          <table:table-cell office:value-type="float" office:value="5880">
            <text:p>588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250">
            <text:p>250</text:p>
          </table:table-cell>
          <table:table-cell office:value-type="float" office:value="475">
            <text:p>475</text:p>
          </table:table-cell>
          <table:table-cell office:value-type="float" office:value="75">
            <text:p>75</text:p>
          </table:table-cell>
          <table:table-cell office:value-type="float" office:value="370">
            <text:p>370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table:formula="of:=SUM([.B14:.M14])/12" office:value-type="float" office:value="227.916666666667">
            <text:p>227,9166666667</text:p>
          </table:table-cell>
          <table:table-cell table:number-columns-repeated="1010"/>
        </table:table-row>
        <table:table-row table:style-name="ro2">
          <table:table-cell office:value-type="float" office:value="6120">
            <text:p>6120</text:p>
          </table:table-cell>
          <table:table-cell table:number-columns-repeated="2"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478">
            <text:p>478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style-name="ce11" table:formula="of:=SUM([.B15:.M15])/12" office:value-type="float" office:value="222.333333333333">
            <text:p>222,3333333333</text:p>
          </table:table-cell>
          <table:table-cell table:number-columns-repeated="1010"/>
        </table:table-row>
        <table:table-row table:style-name="ro2">
          <table:table-cell office:value-type="float" office:value="6360">
            <text:p>636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  <table:table-cell office:value-type="float" office:value="440">
            <text:p>440</text:p>
          </table:table-cell>
          <table:table-cell office:value-type="float" office:value="55">
            <text:p>55</text:p>
          </table:table-cell>
          <table:table-cell office:value-type="float" office:value="375">
            <text:p>375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table:number-columns-repeated="2" office:value-type="float" office:value="150">
            <text:p>150</text:p>
          </table:table-cell>
          <table:table-cell table:style-name="ce11" table:formula="of:=SUM([.B16:.M16])/12" office:value-type="float" office:value="218.75">
            <text:p>218,75</text:p>
          </table:table-cell>
          <table:table-cell table:number-columns-repeated="1010"/>
        </table:table-row>
        <table:table-row table:style-name="ro2">
          <table:table-cell office:value-type="float" office:value="6600">
            <text:p>660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430">
            <text:p>430</text:p>
          </table:table-cell>
          <table:table-cell office:value-type="float" office:value="53">
            <text:p>53</text:p>
          </table:table-cell>
          <table:table-cell office:value-type="float" office:value="425">
            <text:p>425</text:p>
          </table:table-cell>
          <table:table-cell office:value-type="float" office:value="350">
            <text:p>350</text:p>
          </table:table-cell>
          <table:table-cell office:value-type="float" office:value="490">
            <text:p>490</text:p>
          </table:table-cell>
          <table:table-cell office:value-type="float" office:value="270">
            <text:p>270</text:p>
          </table:table-cell>
          <table:table-cell office:value-type="float" office:value="190">
            <text:p>190</text:p>
          </table:table-cell>
          <table:table-cell table:style-name="ce11" table:formula="of:=SUM([.B17:.M17])/12" office:value-type="float" office:value="240.5">
            <text:p>240,5</text:p>
          </table:table-cell>
          <table:table-cell table:number-columns-repeated="1010"/>
        </table:table-row>
        <table:table-row table:style-name="ro2">
          <table:table-cell office:value-type="float" office:value="6840">
            <text:p>6840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225">
            <text:p>225</text:p>
          </table:table-cell>
          <table:table-cell office:value-type="float" office:value="285">
            <text:p>285</text:p>
          </table:table-cell>
          <table:table-cell office:value-type="float" office:value="400">
            <text:p>400</text:p>
          </table:table-cell>
          <table:table-cell office:value-type="float" office:value="51">
            <text:p>51</text:p>
          </table:table-cell>
          <table:table-cell office:value-type="float" office:value="500">
            <text:p>500</text:p>
          </table:table-cell>
          <table:table-cell office:value-type="float" office:value="375">
            <text:p>375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style-name="ce11" table:formula="of:=SUM([.B18:.M18])/12" office:value-type="float" office:value="262">
            <text:p>262</text:p>
          </table:table-cell>
          <table:table-cell table:number-columns-repeated="1010"/>
        </table:table-row>
        <table:table-row table:style-name="ro2">
          <table:table-cell office:value-type="float" office:value="7080">
            <text:p>7080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15">
            <text:p>215</text:p>
          </table:table-cell>
          <table:table-cell office:value-type="float" office:value="285">
            <text:p>285</text:p>
          </table:table-cell>
          <table:table-cell office:value-type="float" office:value="380">
            <text:p>380</text:p>
          </table:table-cell>
          <table:table-cell office:value-type="float" office:value="70">
            <text:p>70</text:p>
          </table:table-cell>
          <table:table-cell office:value-type="float" office:value="535">
            <text:p>535</text:p>
          </table:table-cell>
          <table:table-cell office:value-type="float" office:value="470">
            <text:p>470</text:p>
          </table:table-cell>
          <table:table-cell office:value-type="float" office:value="550">
            <text:p>550</text:p>
          </table:table-cell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  <table:table-cell table:style-name="ce11" table:formula="of:=SUM([.B19:.M19])/12" office:value-type="float" office:value="268.333333333333">
            <text:p>268,3333333333</text:p>
          </table:table-cell>
          <table:table-cell table:number-columns-repeated="1010"/>
        </table:table-row>
        <table:table-row table:style-name="ro2">
          <table:table-cell office:value-type="float" office:value="7320">
            <text:p>7320</text:p>
          </table:table-cell>
          <table:table-cell office:value-type="float" office:value="238">
            <text:p>23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530">
            <text:p>530</text:p>
          </table:table-cell>
          <table:table-cell office:value-type="float" office:value="570">
            <text:p>570</text:p>
          </table:table-cell>
          <table:table-cell office:value-type="float" office:value="350">
            <text:p>350</text:p>
          </table:table-cell>
          <table:table-cell office:value-type="float" office:value="130">
            <text:p>130</text:p>
          </table:table-cell>
          <table:table-cell table:style-name="ce11" table:formula="of:=SUM([.B20:.M20])/12" office:value-type="float" office:value="278.166666666667">
            <text:p>278,1666666667</text:p>
          </table:table-cell>
          <table:table-cell table:number-columns-repeated="1010"/>
        </table:table-row>
        <table:table-row table:style-name="ro2">
          <table:table-cell office:value-type="float" office:value="7560">
            <text:p>7560</text:p>
          </table:table-cell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15">
            <text:p>215</text:p>
          </table:table-cell>
          <table:table-cell office:value-type="float" office:value="275">
            <text:p>275</text:p>
          </table:table-cell>
          <table:table-cell office:value-type="float" office:value="230">
            <text:p>230</text:p>
          </table:table-cell>
          <table:table-cell office:value-type="float" office:value="130">
            <text:p>130</text:p>
          </table:table-cell>
          <table:table-cell office:value-type="float" office:value="460">
            <text:p>460</text:p>
          </table:table-cell>
          <table:table-cell office:value-type="float" office:value="570">
            <text:p>570</text:p>
          </table:table-cell>
          <table:table-cell office:value-type="float" office:value="590">
            <text:p>590</text:p>
          </table:table-cell>
          <table:table-cell office:value-type="float" office:value="340">
            <text:p>340</text:p>
          </table:table-cell>
          <table:table-cell office:value-type="float" office:value="104">
            <text:p>104</text:p>
          </table:table-cell>
          <table:table-cell table:style-name="ce11" table:formula="of:=SUM([.B21:.M21])/12" office:value-type="float" office:value="275.75">
            <text:p>275,75</text:p>
          </table:table-cell>
          <table:table-cell table:number-columns-repeated="1010"/>
        </table:table-row>
        <table:table-row table:style-name="ro2">
          <table:table-cell office:value-type="float" office:value="7800">
            <text:p>7800</text:p>
          </table:table-cell>
          <table:table-cell office:value-type="float" office:value="270">
            <text:p>27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70">
            <text:p>270</text:p>
          </table:table-cell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480">
            <text:p>480</text:p>
          </table:table-cell>
          <table:table-cell office:value-type="float" office:value="635">
            <text:p>635</text:p>
          </table:table-cell>
          <table:table-cell office:value-type="float" office:value="580">
            <text:p>580</text:p>
          </table:table-cell>
          <table:table-cell office:value-type="float" office:value="260">
            <text:p>260</text:p>
          </table:table-cell>
          <table:table-cell office:value-type="float" office:value="160">
            <text:p>160</text:p>
          </table:table-cell>
          <table:table-cell table:style-name="ce11" table:formula="of:=SUM([.B22:.M22])/12" office:value-type="float" office:value="279.166666666667">
            <text:p>279,1666666667</text:p>
          </table:table-cell>
          <table:table-cell table:number-columns-repeated="1010"/>
        </table:table-row>
        <table:table-row table:style-name="ro2">
          <table:table-cell office:value-type="float" office:value="8040">
            <text:p>8040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190">
            <text:p>190</text:p>
          </table:table-cell>
          <table:table-cell office:value-type="float" office:value="320">
            <text:p>32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645">
            <text:p>645</text:p>
          </table:table-cell>
          <table:table-cell office:value-type="float" office:value="315">
            <text:p>315</text:p>
          </table:table-cell>
          <table:table-cell office:value-type="float" office:value="190">
            <text:p>190</text:p>
          </table:table-cell>
          <table:table-cell table:style-name="ce11" table:formula="of:=SUM([.B23:.M23])/12" office:value-type="float" office:value="295">
            <text:p>295</text:p>
          </table:table-cell>
          <table:table-cell table:number-columns-repeated="1010"/>
        </table:table-row>
        <table:table-row table:style-name="ro2">
          <table:table-cell office:value-type="float" office:value="8280">
            <text:p>828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315">
            <text:p>315</text:p>
          </table:table-cell>
          <table:table-cell office:value-type="float" office:value="220">
            <text:p>220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450">
            <text:p>450</text:p>
          </table:table-cell>
          <table:table-cell office:value-type="float" office:value="630">
            <text:p>63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215">
            <text:p>215</text:p>
          </table:table-cell>
          <table:table-cell table:style-name="ce11" table:formula="of:=SUM([.B24:.M24])/12" office:value-type="float" office:value="272.083333333333">
            <text:p>272,0833333333</text:p>
          </table:table-cell>
          <table:table-cell table:number-columns-repeated="1010"/>
        </table:table-row>
        <table:table-row table:style-name="ro2">
          <table:table-cell office:value-type="float" office:value="8520">
            <text:p>8520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float" office:value="190">
            <text:p>19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 table:formula="of:=SUM([.B25:.M25])/12" office:value-type="float" office:value="271.083333333333">
            <text:p>271,0833333333</text:p>
          </table:table-cell>
          <table:table-cell table:number-columns-repeated="1010"/>
        </table:table-row>
        <table:table-row table:style-name="ro2">
          <table:table-cell office:value-type="float" office:value="8760">
            <text:p>8760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445">
            <text:p>445</text:p>
          </table:table-cell>
          <table:table-cell office:value-type="float" office:value="510">
            <text:p>510</text:p>
          </table:table-cell>
          <table:table-cell office:value-type="float" office:value="650">
            <text:p>650</text:p>
          </table:table-cell>
          <table:table-cell office:value-type="float" office:value="410">
            <text:p>410</text:p>
          </table:table-cell>
          <table:table-cell office:value-type="float" office:value="300">
            <text:p>300</text:p>
          </table:table-cell>
          <table:table-cell table:formula="of:=SUM([.B26:.M26])/12" office:value-type="float" office:value="271.5">
            <text:p>271,5</text:p>
          </table:table-cell>
          <table:table-cell table:number-columns-repeated="1010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375">
            <text:p>375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370">
            <text:p>370</text:p>
          </table:table-cell>
          <table:table-cell office:value-type="float" office:value="310">
            <text:p>310</text:p>
          </table:table-cell>
          <table:table-cell table:style-name="ce11" table:formula="of:=SUM([.B27:.M27])/12" office:value-type="float" office:value="272.5">
            <text:p>272,5</text:p>
          </table:table-cell>
          <table:table-cell table:number-columns-repeated="1010"/>
        </table:table-row>
        <table:table-row table:style-name="ro2">
          <table:table-cell office:value-type="float" office:value="9240">
            <text:p>9240</text:p>
          </table:table-cell>
          <table:table-cell office:value-type="float" office:value="145">
            <text:p>145</text:p>
          </table:table-cell>
          <table:table-cell office:value-type="float" office:value="155">
            <text:p>155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340">
            <text:p>340</text:p>
          </table:table-cell>
          <table:table-cell office:value-type="float" office:value="525">
            <text:p>525</text:p>
          </table:table-cell>
          <table:table-cell office:value-type="float" office:value="740">
            <text:p>740</text:p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  <table:table-cell table:style-name="ce11" table:formula="of:=SUM([.B28:.M28])/12" office:value-type="float" office:value="278.333333333333">
            <text:p>278,3333333333</text:p>
          </table:table-cell>
          <table:table-cell table:number-columns-repeated="1010"/>
        </table:table-row>
        <table:table-row table:style-name="ro2">
          <table:table-cell office:value-type="float" office:value="9480">
            <text:p>9480</text:p>
          </table:table-cell>
          <table:table-cell office:value-type="float" office:value="185">
            <text:p>185</text:p>
          </table:table-cell>
          <table:table-cell office:value-type="float" office:value="130">
            <text:p>13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195">
            <text:p>195</text:p>
          </table:table-cell>
          <table:table-cell office:value-type="float" office:value="310">
            <text:p>310</text:p>
          </table:table-cell>
          <table:table-cell office:value-type="float" office:value="510">
            <text:p>510</text:p>
          </table:table-cell>
          <table:table-cell office:value-type="float" office:value="710">
            <text:p>710</text:p>
          </table:table-cell>
          <table:table-cell office:value-type="float" office:value="470">
            <text:p>470</text:p>
          </table:table-cell>
          <table:table-cell office:value-type="float" office:value="410">
            <text:p>410</text:p>
          </table:table-cell>
          <table:table-cell table:style-name="ce11" table:formula="of:=SUM([.B29:.M29])/12" office:value-type="float" office:value="290.833333333333">
            <text:p>290,8333333333</text:p>
          </table:table-cell>
          <table:table-cell table:number-columns-repeated="1010"/>
        </table:table-row>
        <table:table-row table:style-name="ro2">
          <table:table-cell office:value-type="float" office:value="9720">
            <text:p>9720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office:value-type="float" office:value="195">
            <text:p>195</text:p>
          </table:table-cell>
          <table:table-cell office:value-type="float" office:value="315">
            <text:p>315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560">
            <text:p>560</text:p>
          </table:table-cell>
          <table:table-cell office:value-type="float" office:value="720">
            <text:p>720</text:p>
          </table:table-cell>
          <table:table-cell office:value-type="float" office:value="500">
            <text:p>500</text:p>
          </table:table-cell>
          <table:table-cell office:value-type="float" office:value="440">
            <text:p>440</text:p>
          </table:table-cell>
          <table:table-cell table:style-name="ce11" table:formula="of:=SUM([.B30:.M30])/12" office:value-type="float" office:value="302.5">
            <text:p>302,5</text:p>
          </table:table-cell>
          <table:table-cell table:number-columns-repeated="1010"/>
        </table:table-row>
        <table:table-row table:style-name="ro2">
          <table:table-cell office:value-type="float" office:value="9960">
            <text:p>9960</text:p>
          </table:table-cell>
          <table:table-cell office:value-type="float" office:value="165">
            <text:p>165</text:p>
          </table:table-cell>
          <table:table-cell office:value-type="float" office:value="60">
            <text:p>60</text:p>
          </table:table-cell>
          <table:table-cell office:value-type="float" office:value="195">
            <text:p>195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550">
            <text:p>550</text:p>
          </table:table-cell>
          <table:table-cell office:value-type="float" office:value="765">
            <text:p>765</text:p>
          </table:table-cell>
          <table:table-cell office:value-type="float" office:value="450">
            <text:p>450</text:p>
          </table:table-cell>
          <table:table-cell office:value-type="float" office:value="480">
            <text:p>480</text:p>
          </table:table-cell>
          <table:table-cell table:style-name="ce11" table:formula="of:=SUM([.B31:.M31])/12" office:value-type="float" office:value="294.583333333333">
            <text:p>294,5833333333</text:p>
          </table:table-cell>
          <table:table-cell table:number-columns-repeated="1010"/>
        </table:table-row>
        <table:table-row table:style-name="ro2">
          <table:table-cell office:value-type="float" office:value="10200">
            <text:p>10200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40">
            <text:p>34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office:value-type="float" office:value="230">
            <text:p>230</text:p>
          </table:table-cell>
          <table:table-cell office:value-type="float" office:value="470">
            <text:p>470</text:p>
          </table:table-cell>
          <table:table-cell office:value-type="float" office:value="750">
            <text:p>750</text:p>
          </table:table-cell>
          <table:table-cell office:value-type="float" office:value="460">
            <text:p>460</text:p>
          </table:table-cell>
          <table:table-cell office:value-type="float" office:value="530">
            <text:p>530</text:p>
          </table:table-cell>
          <table:table-cell table:style-name="ce11" table:formula="of:=SUM([.B32:.M32])/12" office:value-type="float" office:value="306.25">
            <text:p>306,25</text:p>
          </table:table-cell>
          <table:table-cell table:number-columns-repeated="1010"/>
        </table:table-row>
        <table:table-row table:style-name="ro2">
          <table:table-cell office:value-type="float" office:value="10440">
            <text:p>10440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300">
            <text:p>300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530">
            <text:p>530</text:p>
          </table:table-cell>
          <table:table-cell office:value-type="float" office:value="580">
            <text:p>580</text:p>
          </table:table-cell>
          <table:table-cell table:style-name="ce11" table:formula="of:=SUM([.B33:.M33])/12" office:value-type="float" office:value="306.25">
            <text:p>306,25</text:p>
          </table:table-cell>
          <table:table-cell table:number-columns-repeated="1010"/>
        </table:table-row>
        <table:table-row table:style-name="ro2">
          <table:table-cell office:value-type="float" office:value="10680">
            <text:p>10680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590">
            <text:p>590</text:p>
          </table:table-cell>
          <table:table-cell office:value-type="float" office:value="680">
            <text:p>680</text:p>
          </table:table-cell>
          <table:table-cell table:formula="of:=SUM([.B34:.M34])/12" office:value-type="float" office:value="292.083333333333">
            <text:p>292,0833333333</text:p>
          </table:table-cell>
          <table:table-cell table:number-columns-repeated="1010"/>
        </table:table-row>
        <table:table-row table:style-name="ro2">
          <table:table-cell office:value-type="float" office:value="10920">
            <text:p>10920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625">
            <text:p>625</text:p>
          </table:table-cell>
          <table:table-cell office:value-type="float" office:value="730">
            <text:p>730</text:p>
          </table:table-cell>
          <table:table-cell office:value-type="float" office:value="680">
            <text:p>680</text:p>
          </table:table-cell>
          <table:table-cell table:style-name="ce11" table:formula="of:=SUM([.B35:.M35])/12" office:value-type="float" office:value="294.166666666667">
            <text:p>294,1666666667</text:p>
          </table:table-cell>
          <table:table-cell table:number-columns-repeated="1010"/>
        </table:table-row>
        <table:table-row table:style-name="ro2">
          <table:table-cell office:value-type="float" office:value="11160">
            <text:p>1116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840">
            <text:p>840</text:p>
          </table:table-cell>
          <table:table-cell office:value-type="float" office:value="690">
            <text:p>690</text:p>
          </table:table-cell>
          <table:table-cell table:formula="of:=SUM([.B36:.M36])/12" office:value-type="float" office:value="310.416666666667">
            <text:p>310,4166666667</text:p>
          </table:table-cell>
          <table:table-cell table:number-columns-repeated="1010"/>
        </table:table-row>
        <table:table-row table:style-name="ro2">
          <table:table-cell office:value-type="float" office:value="11400">
            <text:p>11400</text:p>
          </table:table-cell>
          <table:table-cell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00">
            <text:p>300</text:p>
          </table:table-cell>
          <table:table-cell office:value-type="float" office:value="140">
            <text:p>140</text:p>
          </table:table-cell>
          <table:table-cell office:value-type="float" office:value="105">
            <text:p>105</text:p>
          </table:table-cell>
          <table:table-cell office:value-type="float" office:value="310">
            <text:p>310</text:p>
          </table:table-cell>
          <table:table-cell office:value-type="float" office:value="520">
            <text:p>520</text:p>
          </table:table-cell>
          <table:table-cell office:value-type="float" office:value="675">
            <text:p>675</text:p>
          </table:table-cell>
          <table:table-cell office:value-type="float" office:value="830">
            <text:p>830</text:p>
          </table:table-cell>
          <table:table-cell office:value-type="float" office:value="730">
            <text:p>730</text:p>
          </table:table-cell>
          <table:table-cell table:style-name="ce11" table:formula="of:=SUM([.B37:.M37])/12" office:value-type="float" office:value="311.916666666667">
            <text:p>311,9166666667</text:p>
          </table:table-cell>
          <table:table-cell table:number-columns-repeated="1010"/>
        </table:table-row>
        <table:table-row table:style-name="ro2">
          <table:table-cell office:value-type="float" office:value="11640">
            <text:p>1164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830">
            <text:p>830</text:p>
          </table:table-cell>
          <table:table-cell table:style-name="ce11" table:formula="of:=SUM([.B38:.M38])/12" office:value-type="float" office:value="334.583333333333">
            <text:p>334,5833333333</text:p>
          </table:table-cell>
          <table:table-cell table:number-columns-repeated="1010"/>
        </table:table-row>
        <table:table-row table:style-name="ro2">
          <table:table-cell office:value-type="float" office:value="11880">
            <text:p>1188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0">
            <text:p>380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  <table:table-cell office:value-type="float" office:value="310">
            <text:p>310</text:p>
          </table:table-cell>
          <table:table-cell office:value-type="float" office:value="560">
            <text:p>560</text:p>
          </table:table-cell>
          <table:table-cell office:value-type="float" office:value="695">
            <text:p>695</text:p>
          </table:table-cell>
          <table:table-cell office:value-type="float" office:value="730">
            <text:p>730</text:p>
          </table:table-cell>
          <table:table-cell office:value-type="float" office:value="840">
            <text:p>840</text:p>
          </table:table-cell>
          <table:table-cell table:style-name="ce11" table:formula="of:=SUM([.B39:.M39])/12" office:value-type="float" office:value="334.833333333333">
            <text:p>334,8333333333</text:p>
          </table:table-cell>
          <table:table-cell table:number-columns-repeated="1010"/>
        </table:table-row>
        <table:table-row table:style-name="ro2">
          <table:table-cell office:value-type="float" office:value="12120">
            <text:p>12120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410">
            <text:p>41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90">
            <text:p>39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730">
            <text:p>730</text:p>
          </table:table-cell>
          <table:table-cell office:value-type="float" office:value="810">
            <text:p>810</text:p>
          </table:table-cell>
          <table:table-cell table:style-name="ce11" table:formula="of:=SUM([.B40:.M40])/12" office:value-type="float" office:value="344">
            <text:p>344</text:p>
          </table:table-cell>
          <table:table-cell table:number-columns-repeated="1010"/>
        </table:table-row>
        <table:table-row table:style-name="ro2">
          <table:table-cell office:value-type="float" office:value="12360">
            <text:p>12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370">
            <text:p>370</text:p>
          </table:table-cell>
          <table:table-cell office:value-type="float" office:value="600">
            <text:p>600</text:p>
          </table:table-cell>
          <table:table-cell office:value-type="float" office:value="625">
            <text:p>625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table:style-name="ce11" table:formula="of:=SUM([.B41:.M41])/12" office:value-type="float" office:value="310.416666666667">
            <text:p>310,4166666667</text:p>
          </table:table-cell>
          <table:table-cell table:number-columns-repeated="1010"/>
        </table:table-row>
        <table:table-row table:style-name="ro2">
          <table:table-cell office:value-type="float" office:value="12600">
            <text:p>12600</text:p>
          </table:table-cell>
          <table:table-cell office:value-type="float" office:value="185">
            <text:p>185</text:p>
          </table:table-cell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390">
            <text:p>390</text:p>
          </table:table-cell>
          <table:table-cell office:value-type="float" office:value="610">
            <text:p>610</text:p>
          </table:table-cell>
          <table:table-cell office:value-type="float" office:value="570">
            <text:p>570</text:p>
          </table:table-cell>
          <table:table-cell office:value-type="float" office:value="510">
            <text:p>510</text:p>
          </table:table-cell>
          <table:table-cell office:value-type="float" office:value="750">
            <text:p>750</text:p>
          </table:table-cell>
          <table:table-cell table:formula="of:=SUM([.B42:.M42])/12" office:value-type="float" office:value="307.25">
            <text:p>307,25</text:p>
          </table:table-cell>
          <table:table-cell table:number-columns-repeated="1010"/>
        </table:table-row>
        <table:table-row table:style-name="ro2">
          <table:table-cell office:value-type="float" office:value="12840">
            <text:p>1284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430">
            <text:p>430</text:p>
          </table:table-cell>
          <table:table-cell office:value-type="float" office:value="680">
            <text:p>680</text:p>
          </table:table-cell>
          <table:table-cell office:value-type="float" office:value="575">
            <text:p>575</text:p>
          </table:table-cell>
          <table:table-cell office:value-type="float" office:value="515">
            <text:p>515</text:p>
          </table:table-cell>
          <table:table-cell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number-columns-repeated="1010"/>
        </table:table-row>
        <table:table-row table:style-name="ro2">
          <table:table-cell office:value-type="float" office:value="13080">
            <text:p>1308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150">
            <text:p>150</text:p>
          </table:table-cell>
          <table:table-cell office:value-type="float" office:value="470">
            <text:p>470</text:p>
          </table:table-cell>
          <table:table-cell office:value-type="float" office:value="665">
            <text:p>665</text:p>
          </table:table-cell>
          <table:table-cell office:value-type="float" office:value="650">
            <text:p>650</text:p>
          </table:table-cell>
          <table:table-cell office:value-type="float" office:value="550">
            <text:p>550</text:p>
          </table:table-cell>
          <table:table-cell office:value-type="float" office:value="780">
            <text:p>780</text:p>
          </table:table-cell>
          <table:table-cell table:style-name="ce11" table:formula="of:=SUM([.B44:.M44])/12" office:value-type="float" office:value="344">
            <text:p>344</text:p>
          </table:table-cell>
          <table:table-cell table:number-columns-repeated="1010"/>
        </table:table-row>
        <table:table-row table:style-name="ro2">
          <table:table-cell office:value-type="float" office:value="13320">
            <text:p>1332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370">
            <text:p>370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720">
            <text:p>720</text:p>
          </table:table-cell>
          <table:table-cell office:value-type="float" office:value="500">
            <text:p>500</text:p>
          </table:table-cell>
          <table:table-cell office:value-type="float" office:value="720">
            <text:p>720</text:p>
          </table:table-cell>
          <table:table-cell table:style-name="ce11" table:formula="of:=SUM([.B45:.M45])/12" office:value-type="float" office:value="348.75">
            <text:p>348,75</text:p>
          </table:table-cell>
          <table:table-cell table:number-columns-repeated="1010"/>
        </table:table-row>
        <table:table-row table:style-name="ro2">
          <table:table-cell office:value-type="float" office:value="13560">
            <text:p>13560</text:p>
          </table:table-cell>
          <table:table-cell office:value-type="float" office:value="98">
            <text:p>98</text:p>
          </table:table-cell>
          <table:table-cell office:value-type="float" office:value="35">
            <text:p>35</text:p>
          </table:table-cell>
          <table:table-cell office:value-type="float" office:value="365">
            <text:p>365</text:p>
          </table:table-cell>
          <table:table-cell office:value-type="float" office:value="23">
            <text:p>23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480">
            <text:p>480</text:p>
          </table:table-cell>
          <table:table-cell office:value-type="float" office:value="740">
            <text:p>740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730">
            <text:p>730</text:p>
          </table:table-cell>
          <table:table-cell table:formula="of:=SUM([.B46:.M46])/12" office:value-type="float" office:value="338.416666666667">
            <text:p>338,4166666667</text:p>
          </table:table-cell>
          <table:table-cell table:number-columns-repeated="1010"/>
        </table:table-row>
        <table:table-row table:style-name="ro2">
          <table:table-cell office:value-type="float" office:value="13800">
            <text:p>13800</text:p>
          </table:table-cell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20">
            <text:p>520</text:p>
          </table:table-cell>
          <table:table-cell office:value-type="float" office:value="670">
            <text:p>670</text:p>
          </table:table-cell>
          <table:table-cell office:value-type="float" office:value="770">
            <text:p>770</text:p>
          </table:table-cell>
          <table:table-cell office:value-type="float" office:value="480">
            <text:p>480</text:p>
          </table:table-cell>
          <table:table-cell office:value-type="float" office:value="710">
            <text:p>710</text:p>
          </table:table-cell>
          <table:table-cell table:formula="of:=SUM([.B47:.M47])/12" office:value-type="float" office:value="319.166666666667">
            <text:p>319,1666666667</text:p>
          </table:table-cell>
          <table:table-cell table:number-columns-repeated="1010"/>
        </table:table-row>
        <table:table-row table:style-name="ro2">
          <table:table-cell office:value-type="float" office:value="14040">
            <text:p>1404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540">
            <text:p>540</text:p>
          </table:table-cell>
          <table:table-cell office:value-type="float" office:value="640">
            <text:p>640</text:p>
          </table:table-cell>
          <table:table-cell office:value-type="float" office:value="790">
            <text:p>790</text:p>
          </table:table-cell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table:style-name="ce11" table:formula="of:=SUM([.B48:.M48])/12" office:value-type="float" office:value="325">
            <text:p>325</text:p>
          </table:table-cell>
          <table:table-cell table:number-columns-repeated="1010"/>
        </table:table-row>
        <table:table-row table:style-name="ro2">
          <table:table-cell office:value-type="float" office:value="14280">
            <text:p>1428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20">
            <text:p>220</text:p>
          </table:table-cell>
          <table:table-cell office:value-type="float" office:value="120">
            <text:p>120</text:p>
          </table:table-cell>
          <table:table-cell office:value-type="float" office:value="590">
            <text:p>59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690">
            <text:p>690</text:p>
          </table:table-cell>
          <table:table-cell table:style-name="ce11" table:formula="of:=SUM([.B49:.M49])/12" office:value-type="float" office:value="335.583333333333">
            <text:p>335,5833333333</text:p>
          </table:table-cell>
          <table:table-cell table:number-columns-repeated="1010"/>
        </table:table-row>
        <table:table-row table:style-name="ro2">
          <table:table-cell office:value-type="float" office:value="14520">
            <text:p>14520</text:p>
          </table:table-cell>
          <table:table-cell office:value-type="float" office:value="270">
            <text:p>270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50">
            <text:p>550</text:p>
          </table:table-cell>
          <table:table-cell office:value-type="float" office:value="580">
            <text:p>580</text:p>
          </table:table-cell>
          <table:table-cell office:value-type="float" office:value="730">
            <text:p>730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table:style-name="ce11" table:formula="of:=SUM([.B50:.M50])/12" office:value-type="float" office:value="330.166666666667">
            <text:p>330,1666666667</text:p>
          </table:table-cell>
          <table:table-cell table:number-columns-repeated="1010"/>
        </table:table-row>
        <table:table-row table:style-name="ro2">
          <table:table-cell office:value-type="float" office:value="14760">
            <text:p>1476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office:value-type="float" office:value="520">
            <text:p>520</text:p>
          </table:table-cell>
          <table:table-cell office:value-type="float" office:value="570">
            <text:p>570</text:p>
          </table:table-cell>
          <table:table-cell office:value-type="float" office:value="760">
            <text:p>760</text:p>
          </table:table-cell>
          <table:table-cell office:value-type="float" office:value="605">
            <text:p>605</text:p>
          </table:table-cell>
          <table:table-cell office:value-type="float" office:value="675">
            <text:p>675</text:p>
          </table:table-cell>
          <table:table-cell table:style-name="ce11" table:formula="of:=SUM([.B51:.M51])/12" office:value-type="float" office:value="324.916666666667">
            <text:p>324,9166666667</text:p>
          </table:table-cell>
          <table:table-cell table:number-columns-repeated="1010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490">
            <text:p>49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table:style-name="ce11" table:formula="of:=SUM([.B52:.M52])/12" office:value-type="float" office:value="306.25">
            <text:p>306,2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oma dos níveis</text:p>
          </table:table-cell>
          <table:table-cell table:style-name="ce8" table:formula="of:=SUM([.B3];[.B4];[.B5];[.B6];[.B7];[.B8];[.B9];[.B10];[.B11];[.B12];[.B13];[.B14];[.B15];[.B16];[.B17];[.B18];[.B19];[.B20];[.B21];[.B22];[.B23];[.B24];[.B25];[.B26];[.B27];[.B28];[.B29];[.B30];[.B31];[.B32];[.B33];[.B34];[.B35];[.B36];[.B37];[.B38];[.B39];[.B40];[.B41];[.B42];[.B43];[.B44];[.B45];[.B46];[.B47];[.B48];[.B49];[.B50];[.B51];[.B52])" office:value-type="float" office:value="7919">
            <text:p>7919</text:p>
          </table:table-cell>
          <table:table-cell table:style-name="ce8" table:formula="of:=SUM([.C3:.C52])" office:value-type="float" office:value="3673">
            <text:p>3673</text:p>
          </table:table-cell>
          <table:table-cell table:style-name="ce8" table:formula="of:=SUM([.D3:.D52])" office:value-type="float" office:value="8457">
            <text:p>8457</text:p>
          </table:table-cell>
          <table:table-cell table:style-name="ce8" table:formula="of:=SUM([.E3:.E52])" office:value-type="float" office:value="8310">
            <text:p>8310</text:p>
          </table:table-cell>
          <table:table-cell table:style-name="ce8" table:formula="of:=SUM([.F3:.F52])" office:value-type="float" office:value="12523">
            <text:p>12523</text:p>
          </table:table-cell>
          <table:table-cell table:style-name="ce8" table:formula="of:=SUM([.G3:.G52])" office:value-type="float" office:value="9843">
            <text:p>9843</text:p>
          </table:table-cell>
          <table:table-cell table:style-name="ce8" table:formula="of:=SUM([.H3:.H52])" office:value-type="float" office:value="7579">
            <text:p>7579</text:p>
          </table:table-cell>
          <table:table-cell table:style-name="ce8" table:formula="of:=SUM([.I3:.I52])" office:value-type="float" office:value="19740">
            <text:p>19740</text:p>
          </table:table-cell>
          <table:table-cell table:style-name="ce8" table:formula="of:=SUM([.J3:.J52])" office:value-type="float" office:value="25105">
            <text:p>25105</text:p>
          </table:table-cell>
          <table:table-cell table:style-name="ce8" table:formula="of:=SUM([.K3:.K52])" office:value-type="float" office:value="28980">
            <text:p>28980</text:p>
          </table:table-cell>
          <table:table-cell table:style-name="ce8" table:formula="of:=SUM([.L3:.L52])" office:value-type="float" office:value="20605">
            <text:p>20605</text:p>
          </table:table-cell>
          <table:table-cell table:style-name="ce8" table:formula="of:=SUM([.M3:.M52])" office:value-type="float" office:value="20266">
            <text:p>20266</text:p>
          </table:table-cell>
          <table:table-cell table:style-name="ce12" table:formula="of:=SUM([.B53:.M53])/12" office:value-type="float" office:value="14416.6666666667">
            <text:p>14416,6666666667</text:p>
          </table:table-cell>
          <table:table-cell table:style-name="ce8" table:number-columns-repeated="1010"/>
        </table:table-row>
        <table:table-row table:style-name="ro2">
          <table:table-cell table:style-name="ce5" office:value-type="string">
            <text:p>NMR(m)</text:p>
          </table:table-cell>
          <table:table-cell table:style-name="ce9" table:formula="of:=SUM([.B53])/50" office:value-type="float" office:value="158.38">
            <text:p>158,38</text:p>
          </table:table-cell>
          <table:table-cell table:style-name="ce9" table:formula="of:=SUM([.C53]/50)" office:value-type="float" office:value="73.46">
            <text:p>73,46</text:p>
          </table:table-cell>
          <table:table-cell table:style-name="ce9" table:formula="of:=SUM([.D53]/50)" office:value-type="float" office:value="169.14">
            <text:p>169,14</text:p>
          </table:table-cell>
          <table:table-cell table:style-name="ce9" table:formula="of:=SUM([.E53]/50)" office:value-type="float" office:value="166.2">
            <text:p>166,2</text:p>
          </table:table-cell>
          <table:table-cell table:style-name="ce9" table:formula="of:=SUM([.F53]/50)" office:value-type="float" office:value="250.46">
            <text:p>250,46</text:p>
          </table:table-cell>
          <table:table-cell table:style-name="ce9" table:formula="of:=SUM([.B53]/50)" office:value-type="float" office:value="158.38">
            <text:p>158,38</text:p>
          </table:table-cell>
          <table:table-cell table:style-name="ce9" table:formula="of:=SUM([.H53]/50)" office:value-type="float" office:value="151.58">
            <text:p>151,58</text:p>
          </table:table-cell>
          <table:table-cell table:style-name="ce9" table:formula="of:=SUM([.I53]/50)" office:value-type="float" office:value="394.8">
            <text:p>394,8</text:p>
          </table:table-cell>
          <table:table-cell table:style-name="ce9" table:formula="of:=SUM([.J53]/50)" office:value-type="float" office:value="502.1">
            <text:p>502,1</text:p>
          </table:table-cell>
          <table:table-cell table:style-name="ce9" table:formula="of:=SUM([.K53]/50)" office:value-type="float" office:value="579.6">
            <text:p>579,6</text:p>
          </table:table-cell>
          <table:table-cell table:style-name="ce9" table:formula="of:=SUM([.L53]/50)" office:value-type="float" office:value="412.1">
            <text:p>412,1</text:p>
          </table:table-cell>
          <table:table-cell table:style-name="ce9" table:formula="of:=SUM([.M53]/50)" office:value-type="float" office:value="405.32">
            <text:p>405,32</text:p>
          </table:table-cell>
          <table:table-cell table:style-name="ce13" table:formula="of:=SUM([.B54:.M54])/12" office:value-type="float" office:value="285.126666666667">
            <text:p>285,1266666667</text:p>
          </table:table-cell>
          <table:table-cell table:style-name="ce9" table:number-columns-repeated="101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15/11/2012</text:date>, <text:time>17:3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10:22:03.19</meta:creation-date>
    <dc:date>2012-11-15T17:39:45</dc:date>
    <meta:editing-duration>PT4H51M19S</meta:editing-duration>
    <meta:editing-cycles>41</meta:editing-cycles>
    <meta:generator>LibreOffice/3.4$Linux LibreOffice_project/340m1$Build-402</meta:generator>
    <dc:creator>Guilherme </dc:creator>
    <meta:document-statistic meta:table-count="3" meta:cell-count="755" meta:object-count="0"/>
  </office:meta>
</office:document-meta>
</file>